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8000" draw:marker-start-width="0.2cm" draw:marker-end-width="0.2cm" draw:fill="solid" draw:fill-color="#008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dc2300" draw:marker-start-width="0.2cm" draw:marker-end-width="0.2cm" draw:fill="solid" draw:fill-color="#dc230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0047ff" draw:marker-start-width="0.2cm" draw:marker-end-width="0.2cm" draw:fill="solid" draw:fill-color="#0047f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.1cm" svg:stroke-color="#666666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dc23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4.7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4.746cm"/>
    </style:style>
    <style:style style:name="gr9" style:family="graphic" style:parent-style-name="standard">
      <style:graphic-properties draw:stroke="none" svg:stroke-color="#ffffff" draw:fill="solid" draw:fill-color="#c0c0c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color="#ffffff"/>
    </style:style>
    <style:style style:name="T1" style:family="text">
      <style:text-properties fo:color="#ffffff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>
          <draw:custom-shape draw:style-name="gr1" draw:text-style-name="P1" draw:layer="layout" svg:width="4.716cm" svg:height="2.021cm" svg:x="7.787cm" svg:y="1.939cm">
            <text:p text:style-name="P1"><text:span text:style-name="T1">POHL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715cm" svg:height="2.021cm" svg:x="15.198cm" svg:y="1.939cm">
            <text:p text:style-name="P1"><text:span text:style-name="T1">ŘADIČ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.715cm" svg:height="2.021cm" svg:x="15.198cm" svg:y="5.308cm">
            <text:p text:style-name="P1"><text:span text:style-name="T1">MO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5.766cm" svg:y1="1.4cm" svg:x2="5.766cm" svg:y2="17.568cm">
            <text:p/>
          </draw:line>
          <draw:custom-shape draw:style-name="gr2" draw:text-style-name="P1" draw:id="id3" draw:layer="layout" svg:width="4.716cm" svg:height="2.021cm" svg:x="7.787cm" svg:y="10.023cm">
            <text:p text:style-name="P1"><text:span text:style-name="T1">ŘADIČ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id="id1" draw:layer="layout" svg:width="4.715cm" svg:height="2.021cm" svg:x="15.198cm" svg:y="10.023cm">
            <text:p text:style-name="P1"><text:span text:style-name="T1">POHL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id="id2" draw:layer="layout" svg:width="4.716cm" svg:height="2.021cm" svg:x="11.829cm" svg:y="13.392cm">
            <text:p text:style-name="P1"><text:span text:style-name="T1">MO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2" draw:layer="layout" svg:x1="15.197cm" svg:y1="2.613cm" svg:x2="12.502cm" svg:y2="2.613cm">
            <text:p/>
          </draw:line>
          <draw:line draw:style-name="gr6" draw:text-style-name="P2" draw:layer="layout" svg:x1="12.502cm" svg:y1="3.286cm" svg:x2="15.197cm" svg:y2="3.286cm">
            <text:p/>
          </draw:line>
          <draw:line draw:style-name="gr5" draw:text-style-name="P2" draw:layer="layout" svg:x1="17.487cm" svg:y1="3.96cm" svg:x2="17.487cm" svg:y2="5.307cm">
            <text:p/>
          </draw:line>
          <draw:connector draw:style-name="gr6" draw:text-style-name="P2" draw:layer="layout" svg:x1="17.555cm" svg:y1="12.044cm" svg:x2="16.545cm" svg:y2="14.402cm" draw:start-shape="id1" draw:start-glue-point="2" draw:end-shape="id2" draw:end-glue-point="1" svg:d="m17555 12044v2358h-1010">
            <text:p/>
          </draw:connector>
          <draw:connector draw:style-name="gr5" draw:text-style-name="P2" draw:layer="layout" svg:x1="10.145cm" svg:y1="12.044cm" svg:x2="14.187cm" svg:y2="13.392cm" draw:start-shape="id3" draw:start-glue-point="2" draw:end-shape="id2" svg:d="m10145 12044v674h4042v674">
            <text:p/>
          </draw:connector>
          <draw:line draw:style-name="gr6" draw:text-style-name="P2" draw:layer="layout" svg:x1="15.197cm" svg:y1="11.37cm" svg:x2="12.502cm" svg:y2="11.37cm">
            <text:p/>
          </draw:line>
          <draw:line draw:style-name="gr5" draw:text-style-name="P2" draw:layer="layout" svg:x1="12.502cm" svg:y1="10.697cm" svg:x2="15.197cm" svg:y2="10.697cm">
            <text:p/>
          </draw:line>
          <draw:frame draw:style-name="gr7" draw:text-style-name="P3" draw:layer="layout" svg:width="5.776cm" svg:height="0.927cm" svg:x="11.021cm" svg:y="7.887cm">
            <draw:text-box>
              <text:p text:style-name="P3">Model View Presenter</text:p>
            </draw:text-box>
          </draw:frame>
          <draw:frame draw:style-name="gr8" draw:text-style-name="P3" draw:layer="layout" svg:width="5.77cm" svg:height="0.924cm" svg:x="11.022cm" svg:y="16.243cm">
            <draw:text-box>
              <text:p text:style-name="P3">Model View Controller</text:p>
            </draw:text-box>
          </draw:frame>
          <draw:custom-shape draw:style-name="gr9" draw:text-style-name="P1" draw:layer="layout" svg:width="4.042cm" svg:height="3.37cm" svg:x="1.05cm" svg:y="2.747cm">
            <text:p text:style-name="P4"><text:span text:style-name="T1">UŽIVATEL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" draw:layer="layout" svg:width="4.042cm" svg:height="3.37cm" svg:x="1.05cm" svg:y="10.831cm">
            <text:p text:style-name="P4"><text:span text:style-name="T1">UŽIVATEL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21T18:09:59.89</meta:creation-date>
    <dc:date>2009-07-21T18:37:16.95</dc:date>
    <meta:editing-duration>PT00H11M35S</meta:editing-duration>
    <meta:editing-cycles>2</meta:editing-cycles>
    <meta:generator>OpenOffice.org/3.1$Win32 OpenOffice.org_project/310m11$Build-9399</meta:generator>
    <meta:document-statistic meta:object-count="19"/>
  </office:meta>
</office:document-meta>
</file>